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39682" officeooo:paragraph-rsid="00139682" style:font-size-asian="16pt" style:font-weight-asian="bold" style:font-size-complex="16pt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EV Calculator Formula Reference</text:p>
      <text:p text:style-name="Standard"/>
      <text:p text:style-name="Standard"/>
      <text:p text:style-name="Standard"><draw:frame draw:style-name="fr1" draw:name="Object1" text:anchor-type="as-char" svg:y="-0.2437in" svg:width="5.5154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y="-0.2681in" svg:width="6.2846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1" draw:name="Object3" text:anchor-type="as-char" svg:y="-0.2598in" svg:width="5.2098in" svg:height="0.408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1" draw:name="Object4" text:anchor-type="as-char" svg:y="-0.2437in" svg:width="4.4764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1" draw:name="Object5" text:anchor-type="as-char" svg:y="-0.152in" svg:width="7.6508in" svg:height="0.199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1" draw:name="Object6" text:anchor-type="as-char" svg:y="-0.1484in" svg:width="7.3661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<draw:frame draw:style-name="fr1" draw:name="Object7" text:anchor-type="as-char" svg:y="-0.2437in" svg:width="3.272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1" draw:name="Object8" text:anchor-type="as-char" svg:y="-0.2437in" svg:width="5.0492in" svg:height="0.408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1" draw:name="Object9" text:anchor-type="as-char" svg:y="-0.2437in" svg:width="3.4291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<draw:frame draw:style-name="fr1" draw:name="Object10" text:anchor-type="as-char" svg:y="-0.2437in" svg:width="3.3827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<draw:frame draw:style-name="fr1" draw:name="Object11" text:anchor-type="as-char" svg:y="-0.2437in" svg:width="5.6882in" svg:height="0.4083in" draw:z-index="10"><draw:object xlink:href="./Object 11" xlink:type="simple" xlink:show="embed" xlink:actuate="onLoad"/><draw:image xlink:href="./ObjectReplacements/Object 1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ment Green</meta:initial-creator>
    <meta:creation-date>2016-11-01T21:32:37.163647594</meta:creation-date>
    <dc:date>2016-11-01T21:37:30.773459000</dc:date>
    <dc:creator>Element Green</dc:creator>
    <meta:editing-duration>PT4M54S</meta:editing-duration>
    <meta:editing-cycles>1</meta:editing-cycles>
    <meta:document-statistic meta:table-count="0" meta:image-count="0" meta:object-count="11" meta:page-count="1" meta:paragraph-count="12" meta:word-count="4" meta:character-count="35" meta:non-whitespace-character-count="32"/>
    <meta:generator>LibreOffice/5.2.2.2$Linux_X86_64 LibreOffice_project/20m0$Build-2</meta:generator>
  </office:meta>
</office:document-meta>
</file>

<file path=Object 1/content.xml><?xml version="1.0" encoding="utf-8"?>
<math xmlns="http://www.w3.org/1998/Math/MathML" display="block">
  <semantics>
    <mrow>
      <mi mathvariant="italic">RollingResistancePower</mi>
      <mo stretchy="false">=</mo>
      <mfrac>
        <mrow>
          <mi mathvariant="italic">RollingResistanceCoeff</mi>
          <mo stretchy="false">⋅</mo>
          <mi mathvariant="italic">TotalWeight</mi>
          <mo stretchy="false">⋅</mo>
          <mi mathvariant="italic">Gravity</mi>
          <mo stretchy="false">⋅</mo>
          <mi mathvariant="italic">Velocity</mi>
        </mrow>
        <mn>1000</mn>
      </mfrac>
    </mrow>
    <annotation encoding="StarMath 5.0">RollingResistancePower=RollingResistanceCoeff cdot TotalWeight cdot Gravity cdot Velocity over 1000</annotation>
  </semantics>
</math>
</file>

<file path=Object 10/content.xml><?xml version="1.0" encoding="utf-8"?>
<math xmlns="http://www.w3.org/1998/Math/MathML" display="block">
  <semantics>
    <mrow>
      <mi mathvariant="italic">TimeTillVelocityReached</mi>
      <mo stretchy="false">=</mo>
      <mfrac>
        <mi mathvariant="italic">Velocity</mi>
        <mi mathvariant="italic">AccelerationPotential</mi>
      </mfrac>
    </mrow>
    <annotation encoding="StarMath 5.0">TimeTillVelocityReached=Velocity over AccelerationPotential</annotation>
  </semantics>
</math>
</file>

<file path=Object 11/content.xml><?xml version="1.0" encoding="utf-8"?>
<math xmlns="http://www.w3.org/1998/Math/MathML" display="block">
  <semantics>
    <mrow>
      <mi mathvariant="italic">DriveEfficiency</mi>
      <mo stretchy="false">=</mo>
      <mfrac>
        <mi mathvariant="italic">BatteryOutputPower</mi>
        <mrow>
          <mn>1000</mn>
          <mo stretchy="false">⋅</mo>
          <mi mathvariant="italic">Velocity</mi>
          <mo stretchy="false">⋅</mo>
          <mrow>
            <mo fence="true" stretchy="false">(</mo>
            <mrow>
              <mrow>
                <mi mathvariant="italic">MotorEfficiency</mi>
                <mo stretchy="false">/</mo>
                <mn>100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 mathvariant="italic">ControllerEfficiency</mi>
                <mo stretchy="false">/</mo>
                <mn>100</mn>
              </mrow>
            </mrow>
            <mo fence="true" stretchy="false">)</mo>
          </mrow>
        </mrow>
      </mfrac>
    </mrow>
    <annotation encoding="StarMath 5.0">DriveEfficiency=BatteryOutputPower over {1000 cdot Velocity cdot (MotorEfficiency/100) cdot (ControllerEfficiency/100)}</annotation>
  </semantics>
</math>
</file>

<file path=Object 2/content.xml><?xml version="1.0" encoding="utf-8"?>
<math xmlns="http://www.w3.org/1998/Math/MathML" display="block">
  <semantics>
    <mrow>
      <mi mathvariant="italic">WindDragPower</mi>
      <mo stretchy="false">=</mo>
      <mfrac>
        <mrow>
          <mn>0.5</mn>
          <mo stretchy="false">⋅</mo>
          <mi mathvariant="italic">AirDensity</mi>
          <mo stretchy="false">⋅</mo>
          <msup>
            <mi mathvariant="italic">Velocity</mi>
            <mn>3</mn>
          </msup>
          <mo stretchy="false">⋅</mo>
          <mi mathvariant="italic">WindResistanceCoeff</mi>
          <mo stretchy="false">⋅</mo>
          <mi mathvariant="italic">FrontCrossSectionalArea</mi>
        </mrow>
        <mn>1000</mn>
      </mfrac>
    </mrow>
    <annotation encoding="StarMath 5.0">WindDragPower=0.5 cdot AirDensity cdot Velocity^3 cdot WindResistanceCoeff cdot FrontCrossSectionalArea over 1000</annotation>
  </semantics>
</math>
</file>

<file path=Object 3/content.xml><?xml version="1.0" encoding="utf-8"?>
<math xmlns="http://www.w3.org/1998/Math/MathML" display="block">
  <semantics>
    <mrow>
      <mrow>
        <mi mathvariant="italic">InclinePower</mi>
        <mo stretchy="false">=</mo>
        <mrow>
          <mi mathvariant="italic">TotalWeight</mi>
          <mo stretchy="false">⋅</mo>
          <mi mathvariant="italic">Gravity</mi>
          <mo stretchy="false">⋅</mo>
          <mi>sin</mi>
        </mrow>
      </mrow>
      <mfrac>
        <mrow>
          <mrow>
            <mo fence="true" stretchy="false">(</mo>
            <mrow>
              <mrow>
                <mi>arctan</mi>
                <mrow>
                  <mo fence="true" stretchy="false">(</mo>
                  <mrow>
                    <mrow>
                      <mi mathvariant="italic">RoadIncline</mi>
                      <mo stretchy="false">/</mo>
                      <mn>100</mn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⋅</mo>
          <mi mathvariant="italic">Velocity</mi>
        </mrow>
        <mn>1000</mn>
      </mfrac>
    </mrow>
    <annotation encoding="StarMath 5.0">InclinePower=TotalWeight cdot Gravity cdot sin(arctan(RoadIncline/100)) cdot Velocity over 1000</annotation>
  </semantics>
</math>
</file>

<file path=Object 4/content.xml><?xml version="1.0" encoding="utf-8"?>
<math xmlns="http://www.w3.org/1998/Math/MathML" display="block">
  <semantics>
    <mrow>
      <mi mathvariant="italic">AccelerationPowerRequired</mi>
      <mo stretchy="false">=</mo>
      <mfrac>
        <mrow>
          <mi mathvariant="italic">TotalWeight</mi>
          <mo stretchy="false">⋅</mo>
          <mi mathvariant="italic">Acceleration</mi>
          <mo stretchy="false">⋅</mo>
          <mi mathvariant="italic">Velocity</mi>
        </mrow>
        <mn>1000</mn>
      </mfrac>
    </mrow>
    <annotation encoding="StarMath 5.0">AccelerationPowerRequired=TotalWeight cdot Acceleration cdot Velocity over 1000</annotation>
  </semantics>
</math>
</file>

<file path=Object 5/content.xml><?xml version="1.0" encoding="utf-8"?>
<math xmlns="http://www.w3.org/1998/Math/MathML" display="block">
  <semantics>
    <mrow>
      <mi mathvariant="italic">AccelerationPowerPotential</mi>
      <mo stretchy="false">=</mo>
      <mrow>
        <mi mathvariant="italic">MotorOutputPower</mi>
        <mo stretchy="false">−</mo>
        <mrow>
          <mo fence="true" stretchy="false">(</mo>
          <mrow>
            <mrow>
              <mi mathvariant="italic">RollingResistancePower</mi>
              <mo stretchy="false">+</mo>
              <mi mathvariant="italic">WindDragPower</mi>
              <mo stretchy="false">+</mo>
              <mi mathvariant="italic">InclinePower</mi>
            </mrow>
          </mrow>
          <mo fence="true" stretchy="false">)</mo>
        </mrow>
      </mrow>
    </mrow>
    <annotation encoding="StarMath 5.0">AccelerationPowerPotential=MotorOutputPower - (RollingResistancePower + WindDragPower + InclinePower)</annotation>
  </semantics>
</math>
</file>

<file path=Object 6/content.xml><?xml version="1.0" encoding="utf-8"?>
<math xmlns="http://www.w3.org/1998/Math/MathML" display="block">
  <semantics>
    <mrow>
      <mi mathvariant="italic">TotalMotorPower</mi>
      <mo stretchy="false">=</mo>
      <mrow>
        <mi mathvariant="italic">RollingResistancePower</mi>
        <mo stretchy="false">+</mo>
        <mi mathvariant="italic">WindDragPower</mi>
        <mo stretchy="false">+</mo>
        <mi mathvariant="italic">InclinePower</mi>
        <mo stretchy="false">+</mo>
        <mi mathvariant="italic">AccelerationPowerRequired</mi>
      </mrow>
    </mrow>
    <annotation encoding="StarMath 5.0">TotalMotorPower=RollingResistancePower + WindDragPower + InclinePower + AccelerationPowerRequired</annotation>
  </semantics>
</math>
</file>

<file path=Object 7/content.xml><?xml version="1.0" encoding="utf-8"?>
<math xmlns="http://www.w3.org/1998/Math/MathML" display="block">
  <semantics>
    <mrow>
      <mi mathvariant="italic">ControllerOutputPower</mi>
      <mo stretchy="false">=</mo>
      <mfrac>
        <mi mathvariant="italic">TotalMotorPower</mi>
        <mrow>
          <mi mathvariant="italic">MotorEfficiency</mi>
          <mo stretchy="false">/</mo>
          <mn>100</mn>
        </mrow>
      </mfrac>
    </mrow>
    <annotation encoding="StarMath 5.0">ControllerOutputPower=TotalMotorPower over {MotorEfficiency/100}</annotation>
  </semantics>
</math>
</file>

<file path=Object 8/content.xml><?xml version="1.0" encoding="utf-8"?>
<math xmlns="http://www.w3.org/1998/Math/MathML" display="block">
  <semantics>
    <mrow>
      <mi mathvariant="italic">BatteryOutputPower</mi>
      <mo stretchy="false">=</mo>
      <mfrac>
        <mi mathvariant="italic">TotalMotorPower</mi>
        <mrow>
          <mrow>
            <mo fence="true" stretchy="false">(</mo>
            <mrow>
              <mrow>
                <mi mathvariant="italic">MotorEfficiency</mi>
                <mo stretchy="false">/</mo>
                <mn>100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 mathvariant="italic">ControllerEfficiency</mi>
                <mo stretchy="false">/</mo>
                <mn>100</mn>
              </mrow>
            </mrow>
            <mo fence="true" stretchy="false">)</mo>
          </mrow>
        </mrow>
      </mfrac>
    </mrow>
    <annotation encoding="StarMath 5.0">BatteryOutputPower=TotalMotorPower over {(MotorEfficiency/100) cdot (ControllerEfficiency/100)}</annotation>
  </semantics>
</math>
</file>

<file path=Object 9/content.xml><?xml version="1.0" encoding="utf-8"?>
<math xmlns="http://www.w3.org/1998/Math/MathML" display="block">
  <semantics>
    <mrow>
      <mi mathvariant="italic">AccelerationPotential</mi>
      <mo stretchy="false">=</mo>
      <mfrac>
        <mrow>
          <mn>1000</mn>
          <mo stretchy="false">⋅</mo>
          <mi mathvariant="italic">AccelerationPower</mi>
        </mrow>
        <mrow>
          <mi mathvariant="italic">TotalWeight</mi>
          <mo stretchy="false">⋅</mo>
          <mi mathvariant="italic">Velocity</mi>
        </mrow>
      </mfrac>
    </mrow>
    <annotation encoding="StarMath 5.0">AccelerationPotential=1000 cdot AccelerationPower over { TotalWeight cdot Velocity }</annotation>
  </semantics>
</math>
</file>